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5-3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DEMNATION OF EDOM (35:1-15; 3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DEMNATION OF EDOM (35:1-15; 3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of Edom (35:5, 10-13; 3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of Edom (35:5, 10-13; 36:1-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te and betray Israel (3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plan to occupy Israel (35: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slander Israel (35:11-1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y slander God (35:13; 36:1-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NDEMNATION OF EDOM (35:1-15; 36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erversions of Edom (35:5, 10-13; 36:1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punishment of Edom (35:1-4, 6-9, 14-15; 36:6-7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unishment of Edom (35:1-4, 6-9, 14-15; 36:6-7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o be smashed by God's fist (35:1-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suffer a bloodbath (35:6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o be wiped out (35:14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be filled with shame (36:6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CONDEMNATION OF EDOM (35:1-15; 36:1-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of Edom (35:5, 10-13; 36:1-5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of Edom (35:1-4, 6-9, 14-15; 36:6-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35-37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NDEMNATION OF EDOM (35:1-15; 36:1-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ALVATION OF ISRAEL (36:8-37:2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ALVATION OF ISRAEL (36:8-37:28)<text:s text:c="1"/></text:span><text:span text:style-name="a539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sin (36:16-17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scattering (36:18-1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lander (36:20-2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solution (36:8-15, 22-3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solution (36:8-15, 22-38):<text:s text:c="1"/></text:span><text:span text:style-name="a560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e will give Israel crops (36:8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will keep other nations from devouring Israel (36:13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egather his people from among the nations (36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will regenerate his people, giving them new hearts (36:25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store his people, allowing them to rebuild their cities and harvest their crops (36:28-3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SALVATION OF ISRAEL (36:8-37:28)<text:s text:c="1"/></text:span><text:span text:style-name="a584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sin (36:16-17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cattering (36:18-19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slander (36:20-2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lution (36:8-15, 22-3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symbols (37:1-2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-title-Title-Slide" presentation:presentation-page-layout-name="Master1-PPL1" draw:id="Slide-266">
        <draw:frame draw:id="id103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<text:s text:c="1"/>The symbols (37:1-28):<text:s text:c="1"/></text:span><text:span text:style-name="a608" text:class-names=""/></text:p>
          </draw:text-box>
          <svg:title/>
          <svg:desc/>
        </draw:frame>
        <draw:frame draw:id="id104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The symbol of the skeletons, illustrating Israel's resurrection (37:1-14)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2" draw:style-name="a616" draw:master-page-name="Master1-Layout12-tx-Title-and-Text" presentation:presentation-page-layout-name="Master1-PPL12" draw:id="Slide-267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ymbol of the skeletons, illustrating Israel's resurrection (37:1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miracle of the dead bones (37:1-1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eaning of the dead bones (37:11-14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3" draw:style-name="a631" draw:master-page-name="Master1-Layout12-tx-Title-and-Text" presentation:presentation-page-layout-name="Master1-PPL12" draw:id="Slide-268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symbols (37:1-28):<text:s text:c="1"/></text:span><text:span text:style-name="a633" text:class-names=""/></text:p>
          </draw:text-box>
          <svg:title/>
          <svg:desc/>
        </draw:frame>
        <draw:frame draw:id="id108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symbol of the skeletons, illustrating Israel's resurrection (37:1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ymbol of the two sticks, illustrating Israel's reunion (37:15-2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4" draw:style-name="a646" draw:master-page-name="Master1-Layout12-tx-Title-and-Text" presentation:presentation-page-layout-name="Master1-PPL12" draw:id="Slide-269">
        <draw:frame draw:id="id109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ymbol of the two sticks, illustrating Israel's reunion (37:15-28)<text:s text:c="1"/></text:span><text:span text:style-name="a648" text:class-names=""/></text:p>
          </draw:text-box>
          <svg:title/>
          <svg:desc/>
        </draw:frame>
        <draw:frame draw:id="id110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merging (37:15-1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meaning (37:18-2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monarchy (37:24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mercy (37:26-2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2-tx-Title-and-Text" presentation:presentation-page-layout-name="Master1-PPL12" draw:id="Slide-270">
        <draw:frame draw:id="id111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symbols (37:1-28):<text:s text:c="1"/></text:span><text:span text:style-name="a669" text:class-names=""/></text:p>
          </draw:text-box>
          <svg:title/>
          <svg:desc/>
        </draw:frame>
        <draw:frame draw:id="id112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symbol of the skeletons, illustrating Israel's resurrection (37:1-1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symbol of the two sticks, illustrating Israel's reunion (37:15-28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6" draw:style-name="a682" draw:master-page-name="Master1-Layout12-tx-Title-and-Text" presentation:presentation-page-layout-name="Master1-PPL12" draw:id="Slide-271">
        <draw:frame draw:id="id113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SALVATION OF ISRAEL (36:8-37:28)<text:s text:c="1"/></text:span><text:span text:style-name="a684" text:class-names=""/></text:p>
          </draw:text-box>
          <svg:title/>
          <svg:desc/>
        </draw:frame>
        <draw:frame draw:id="id114" presentation:style-name="a705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The sin (36:16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e scattering (36:18-19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lander (36:20-2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solution (36:8-15, 22-3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ymbols (37:1-28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7" draw:style-name="a706" draw:master-page-name="Master1-Layout12-tx-Title-and-Text" presentation:presentation-page-layout-name="Master1-PPL12" draw:id="Slide-272">
        <draw:frame draw:id="id115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EZEKIEL 35-37</text:span><text:span text:style-name="a708" text:class-names=""/></text:p>
          </draw:text-box>
          <svg:title/>
          <svg:desc/>
        </draw:frame>
        <draw:frame draw:id="id116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THE CONDEMNATION OF EDOM (35:1-15; 36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THE SALVATION OF ISRAEL (36:8-37:28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5-37</dc:title>
    <meta:initial-creator>David STRICKLAND</meta:initial-creator>
    <dc:creator>David STRICKLAND</dc:creator>
    <meta:creation-date>2020-02-22T19:27:14Z</meta:creation-date>
    <dc:date>2020-02-22T19:27:14Z</dc:date>
    <meta:template xlink:href="BibleStudy" xlink:type="simple"/>
    <meta:editing-cycles>1</meta:editing-cycles>
    <meta:editing-duration>PT0S</meta:editing-duration>
    <meta:document-statistic meta:paragraph-count="65" meta:word-count="576"/>
  </office:meta>
</office:document-meta>
</file>